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scadia Mono" svg:font-family="'Cascadia Mono'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15.901cm"/>
        </style:tab-stops>
      </style:paragraph-properties>
    </style:style>
    <style:style style:name="P2" style:family="paragraph" style:parent-style-name="List_20_Paragraph" style:list-style-name="WWNum7"/>
    <style:style style:name="P3" style:family="paragraph" style:parent-style-name="List_20_Paragraph" style:list-style-name="WWNum6"/>
    <style:style style:name="P4" style:family="paragraph" style:parent-style-name="List_20_Paragraph" style:list-style-name="WWNum6">
      <style:text-properties officeooo:paragraph-rsid="000883d4"/>
    </style:style>
    <style:style style:name="P5" style:family="paragraph" style:parent-style-name="List_20_Paragraph" style:list-style-name="WWNum6">
      <style:text-properties officeooo:paragraph-rsid="000c894d"/>
    </style:style>
    <style:style style:name="P6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color="#00000a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07745b"/>
    </style:style>
    <style:style style:name="T6" style:family="text">
      <style:text-properties officeooo:rsid="000883d4"/>
    </style:style>
    <style:style style:name="T7" style:family="text">
      <style:text-properties officeooo:rsid="000a7809"/>
    </style:style>
    <style:style style:name="T8" style:family="text">
      <style:text-properties officeooo:rsid="000c706d"/>
    </style:style>
    <style:style style:name="T9" style:family="text">
      <style:text-properties officeooo:rsid="000c894d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officeooo:rsid="000c894d" style:font-size-asian="9.5pt"/>
    </style:style>
    <style:style style:name="T12" style:family="text">
      <style:text-properties fo:color="#000000" loext:opacity="100%" style:font-name="Calibri3" fo:font-size="9.5pt" officeooo:rsid="000c894d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CSharp – tests unitaires – examen n°2 - </text:span></text:h>
      <text:p text:style-name="Standard_20__28_user_29_"/>
      <text:p text:style-name="Standard_20__28_user_29_"><text:span text:style-name="T2">Prénom</text:span> : <text:span text:style-name="T5">Gaspard</text:span><text:tab/> <text:tab/><text:span text:style-name="T2">Nom</text:span> : <text:s/><text:tab/><text:span text:style-name="T5">Martin</text:span><text:tab/><text:tab/><text:tab/><text:span text:style-name="T2">email :</text:span> <text:s/><text:span text:style-name="T5">gaspard.martin@epsi.fr</text:span></text:p>
      <text:p text:style-name="Standard_20__28_user_29_"><text:span text:style-name="T2">Adresse du repository git : </text:span><text:span text:style-name="T3">MERCI DE COMPLETER</text:span></text:p>
      <text:p text:style-name="Standard">Ce document doit m’être envoyé à l’adresse <text:a xlink:type="simple" xlink:href="mailto:thibaut.montanier@gmail.com" text:style-name="Internet_20_link" text:visited-style-name="Visited_20_Internet_20_Link"><text:span text:style-name="Internet_20_link">thibaut.montanier@gmail.com</text:span></text:a> au format </text:p>
      <text:p text:style-name="P6">B2-Csharp-TU2-Nom-Prenom.docx.</text:p>
      <text:p text:style-name="Standard"><text:span text:style-name="T4">Exercice – Tests unitaires - Moq</text:span></text:p>
      <text:p text:style-name="Standard">Cet examen consiste à créer un projet de tests unitaire pour le projet que je vous fournis.</text:p>
      <text:p text:style-name="Standard">Vous devez créer des tests pour les classes</text:p>
      <text:list xml:id="list1190291938" text:style-name="WWNum7">
        <text:list-item>
          <text:p text:style-name="P2">MathsService</text:p>
        </text:list-item>
        <text:list-item>
          <text:p text:style-name="P2">VehiculesService </text:p>
        </text:list-item>
      </text:list>
      <text:p text:style-name="Standard"/>
      <text:p text:style-name="Standard">Toutes les méthodes publiques de cette classe doivent être testées. Vous devez tester tous les cas, c’est-à-dire le fonctionnement normal (les méthodes s’exécutent sans erreur) et les cas levant des erreurs.</text:p>
      <text:p text:style-name="Standard"/>
      <text:p text:style-name="Standard">Lors de vos tests, vous pourrez être amenés à identifier un bug (ou plus).</text:p>
      <text:p text:style-name="Standard">Merci de les indiquer ci-après dans ce document. Pour continuer les tests, vous devez corriger ce bug.</text:p>
      <text:p text:style-name="Standard">Attention, avant de corriger le bug, vous devez créer un test qui échoue. Le test devra ensuite passer normalement après correction.</text:p>
      <text:p text:style-name="Standard">Bugs identifiés : </text:p>
      <text:list xml:id="list797762664" text:style-name="WWNum6">
        <text:list-item>
          <text:p text:style-name="P3">Bug 1 : </text:p>
          <text:list>
            <text:list-item>
              <text:p text:style-name="P4">Description : <text:span text:style-name="T6">La fonction multiplier ajoute 1 après la multiplication</text:span></text:p>
            </text:list-item>
            <text:list-item>
              <text:p text:style-name="P3">Nom du test qui a échoué : <text:span text:style-name="T6">MultiplierTest</text:span></text:p>
            </text:list-item>
          </text:list>
        </text:list-item>
        <text:list-item>
          <text:p text:style-name="P3">Bug 2 : </text:p>
          <text:list>
            <text:list-item>
              <text:p text:style-name="P3">Description : <text:span text:style-name="T7">AddVehicule n’ajoute pas le véhicule dans la liste</text:span></text:p>
            </text:list-item>
            <text:list-item>
              <text:p text:style-name="P5">Nom du test qui a échoué : <text:span text:style-name="T8">Tous (mais getAll</text:span><text:span text:style-name="T9">Test</text:span><text:span text:style-name="T8"> est le premier)</text:span></text:p>
            </text:list-item>
          </text:list>
        </text:list-item>
        <text:list-item>
          <text:p text:style-name="P5">Bug <text:span text:style-name="T9">3</text:span> : </text:p>
          <text:list>
            <text:list-item>
              <text:p text:style-name="P5">Description : <text:span text:style-name="T9">La classe d’exception </text:span><text:span text:style-name="T10">VehiculeNotFoundException </text:span>est <text:span text:style-name="T9">marquée comme internal et donc n’est pas testable</text:span></text:p>
            </text:list-item>
            <text:list-item>
              <text:p text:style-name="P5">Nom du test qui a échoué : <text:span text:style-name="T9">getByIDTest</text:span></text:p>
            </text:list-item>
          </text:list>
        </text:list-item>
      </text:list>
      <text:p text:style-name="Standard">Rendu : </text:p>
      <text:list xml:id="list131644984647559" text:continue-numbering="true" text:style-name="WWNum6">
        <text:list-item>
          <text:p text:style-name="P3">Un commit initial =&gt; initialisation du projet dans le repo github avec uniquement le projet à tester.</text:p>
        </text:list-item>
        <text:list-item>
          <text:p text:style-name="P3">Autant de commits intermédiaires que vous voulez (pensez à mettre un message compréhensible)</text:p>
        </text:list-item>
        <text:list-item>
          <text:p text:style-name="P3">Un commit final.</text:p>
        </text:list-item>
        <text:list-item>
          <text:p text:style-name="P3">Ce document complété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scadia Mono" svg:font-family="'Cascadia Mono'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SimSun" style:font-family-asian="SimSun" style:font-family-generic-asian="system" style:font-pitch-asian="variable" style:font-name-complex="F1" style:font-family-complex="F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SimSun" style:font-family-asian="SimSu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loext:num-list-format="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15.9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ibaut Montanier</meta:initial-creator>
    <meta:editing-cycles>5</meta:editing-cycles>
    <meta:print-date>2020-10-19T14:01:00</meta:print-date>
    <meta:creation-date>2020-10-21T06:49:00</meta:creation-date>
    <dc:date>2022-12-16T13:16:43.304000000</dc:date>
    <meta:editing-duration>PT1H21M8S</meta:editing-duration>
    <meta:generator>LibreOffice/7.2.1.2$Windows_X86_64 LibreOffice_project/87b77fad49947c1441b67c559c339af8f3517e22</meta:generator>
    <meta:document-statistic meta:table-count="0" meta:image-count="0" meta:object-count="0" meta:page-count="1" meta:paragraph-count="30" meta:word-count="282" meta:character-count="1669" meta:non-whitespace-character-count="1414"/>
    <meta:user-defined meta:name="AppVersion">16.0000</meta:user-defined>
    <meta:template xlink:type="simple" xlink:actuate="onRequest" xlink:title="Normal.dotm" xlink:href=""/>
  </office:meta>
</office:document-meta>
</file>